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72a9" officeooo:paragraph-rsid="001572a9"/>
    </style:style>
    <style:style style:name="P2" style:family="paragraph" style:parent-style-name="Standard">
      <style:text-properties officeooo:rsid="0016724f" officeooo:paragraph-rsid="0016724f"/>
    </style:style>
    <style:style style:name="P3" style:family="paragraph" style:parent-style-name="Standard">
      <style:text-properties officeooo:rsid="0016724f" officeooo:paragraph-rsid="00174afc"/>
    </style:style>
    <style:style style:name="P4" style:family="paragraph" style:parent-style-name="Standard">
      <style:text-properties officeooo:rsid="0016724f" officeooo:paragraph-rsid="0016724f"/>
    </style:style>
    <style:style style:name="P5" style:family="paragraph" style:parent-style-name="Standard">
      <style:text-properties fo:font-weight="bold" officeooo:rsid="0016724f" officeooo:paragraph-rsid="0016724f" style:font-weight-asian="bold" style:font-weight-complex="bold"/>
    </style:style>
    <style:style style:name="T1" style:family="text">
      <style:text-properties officeooo:rsid="00174afc"/>
    </style:style>
    <style:style style:name="T2" style:family="text">
      <style:text-properties officeooo:rsid="001885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851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ympic Data analysis using Hive</text:p>
      <text:p text:style-name="P1"/>
      <text:p text:style-name="P1">ColumnNO. <text:tab/>Name <text:tab/><text:tab/><text:tab/>Example <text:tab/><text:tab/>DataType</text:p>
      <text:p text:style-name="P1">Column1: <text:tab/>AthleteName <text:tab/><text:tab/>Michael Phelps <text:tab/>STRING</text:p>
      <text:p text:style-name="P1">Column2: , <text:tab/>Age <text:tab/><text:tab/><text:tab/>23 <text:tab/><text:tab/><text:tab/>INT</text:p>
      <text:p text:style-name="P1">Column3: <text:tab/>Country <text:tab/><text:tab/>United States <text:tab/><text:tab/>STRING</text:p>
      <text:p text:style-name="P1">Column4: <text:tab/>Year <text:tab/><text:tab/><text:tab/>2008 <text:tab/><text:tab/><text:tab/>INT</text:p>
      <text:p text:style-name="P1">Column5: <text:tab/>Closing Date <text:tab/><text:tab/>8/24/2008 <text:tab/><text:tab/>STRING</text:p>
      <text:p text:style-name="P1">Column6: <text:tab/>Sport <text:tab/><text:tab/><text:tab/>Swimming <text:tab/><text:tab/>STRING</text:p>
      <text:p text:style-name="P1">Column7: <text:tab/>Gold Medals <text:tab/><text:tab/>8 <text:tab/><text:tab/><text:tab/>INT</text:p>
      <text:p text:style-name="P1">Column8: <text:tab/>Silver Medals <text:tab/><text:tab/>0 <text:tab/><text:tab/><text:tab/>INT</text:p>
      <text:p text:style-name="P1">Column9: <text:tab/>Bronze Medals <text:tab/>0 <text:tab/><text:tab/><text:tab/>INT</text:p>
      <text:p text:style-name="P1">Column10: <text:tab/>Total Medals <text:tab/><text:tab/>8 <text:tab/><text:tab/><text:tab/>INT</text:p>
      <text:p text:style-name="P1"/>
      <text:p text:style-name="P2">Creation of Table in Hive and Loading of data</text:p>
      <text:p text:style-name="P2"/>
      <text:p text:style-name="P2"/>
      <text:p text:style-name="P3"><text:span text:style-name="T1">hive&gt; create table olympic (athelete STRING,age INT,country STRING,year STRING,closing STRING,sport STRING,gold INT,silver INT,bronze INT,total INT) row format delimited fields terminated by '\t' stored as textfile;</text:span></text:p>
      <text:p text:style-name="P2"/>
      <text:p text:style-name="P2"/>
      <text:p text:style-name="P3"><text:span text:style-name="T1">hive&gt; load data local inpath '/home/cdh/Desktop/Hadoop_Training/Hive_Projects/Olympic/olympic_data.csv' into table olympic;</text:span></text:p>
      <text:p text:style-name="P2"/>
      <text:p text:style-name="P2"/>
      <text:p text:style-name="P5"><text:span text:style-name="T1">1)</text:span> Using the dataset list the total number of medals won by each country in swimming.</text:p>
      <text:p text:style-name="P2"/>
      <text:p text:style-name="P3"><text:span text:style-name="T1">hive&gt; select country,SUM(total) from olympic where sport='Swimming' GROUP BY country;</text:span></text:p>
      <text:p text:style-name="P2"/>
      <text:p text:style-name="P5">2)Display real life number of medals India won year wise.</text:p>
      <text:p text:style-name="P2"/>
      <text:p text:style-name="P3"><text:span text:style-name="T1">hive&gt; select year,SUM(total) from olympic where country='India' GROUP BY year;</text:span></text:p>
      <text:p text:style-name="P2"/>
      <text:p text:style-name="P5">3)Find the total number of medals each country won display the name along with total medals.</text:p>
      <text:p text:style-name="P2"/>
      <text:p text:style-name="P2"><text:span text:style-name="T1">hive&gt; </text:span>select country,SUM(total) from olympic GROUP BY country;</text:p>
      <text:p text:style-name="P2"/>
      <text:p text:style-name="P5">4)Find the real life number of gold medals each country won.</text:p>
      <text:p text:style-name="P2"/>
      <text:p text:style-name="P2"><text:span text:style-name="T1">hive&gt; </text:span>select country, <text:s/>SUM(gold) <text:s/>from olympic GROUP BY countr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0:20:51.066751745</meta:creation-date>
    <meta:generator>LibreOffice/4.2.3.3$Linux_x86 LibreOffice_project/420m0$Build-3</meta:generator>
    <dc:date>2018-01-03T22:26:36.887191803</dc:date>
    <meta:editing-duration>PT16M24S</meta:editing-duration>
    <meta:editing-cycles>4</meta:editing-cycles>
    <meta:document-statistic meta:table-count="0" meta:image-count="0" meta:object-count="0" meta:page-count="1" meta:paragraph-count="23" meta:word-count="190" meta:character-count="1392" meta:non-whitespace-character-count="1160"/>
  </office:meta>
</office:document-meta>
</file>